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IPAGothic" svg:font-family="IPAGothic" style:font-family-generic="swiss" style:font-pitch="variable"/>
    <style:font-face style:name="FreeSans" svg:font-family="FreeSans" style:font-family-generic="system" style:font-pitch="variable"/>
    <style:font-face style:name="IPAGothic1" svg:font-family="IPAGothic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dde8cb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ackground-color="#dde8cb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fold</text:p>
          </table:table-cell>
          <table:table-cell office:value-type="string" calcext:value-type="string">
            <text:p>dim 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epochs</text:p>
          </table:table-cell>
          <table:table-cell table:number-columns-repeated="2"/>
          <table:table-cell table:style-name="ce2" office:value-type="string" calcext:value-type="string">
            <text:p>dim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batch</text:p>
          </table:table-cell>
          <table:table-cell table:style-name="ce2" office:value-type="string" calcext:value-type="string">
            <text:p>epochs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3" table:formula="of:=MODE([.T$14:.T$18])" office:value-type="float" office:value="0.01" calcext:value-type="float">
            <text:p>0.01</text:p>
          </table:table-cell>
          <table:table-cell table:style-name="ce3" table:formula="of:=MODE([.U$14:.U$18])" office:value-type="float" office:value="64" calcext:value-type="float">
            <text:p>64</text:p>
          </table:table-cell>
          <table:table-cell table:style-name="ce3" table:formula="of:=MODE([.V$14:.V$18]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3" table:formula="of:=MODE([.T$19:.T$23])" office:value-type="float" office:value="0.0001" calcext:value-type="float">
            <text:p>0.0001</text:p>
          </table:table-cell>
          <table:table-cell table:style-name="ce3" table:formula="of:=MODE([.U$19:.U$23])" office:value-type="float" office:value="256" calcext:value-type="float">
            <text:p>256</text:p>
          </table:table-cell>
          <table:table-cell table:style-name="ce3" table:formula="of:=MODE([.V$19:.V$23])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3" table:formula="of:=MODE([.T$24:.T$28])" office:value-type="float" office:value="0.001" calcext:value-type="float">
            <text:p>0.001</text:p>
          </table:table-cell>
          <table:table-cell table:style-name="ce3" table:formula="of:=MODE([.U$24:.U$28])" office:value-type="float" office:value="64" calcext:value-type="float">
            <text:p>64</text:p>
          </table:table-cell>
          <table:table-cell table:style-name="ce3" table:formula="of:=MODE([.V$24:.V$28])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3" table:formula="of:=MODE([.T$29:.T$33])" office:value-type="float" office:value="0.0001" calcext:value-type="float">
            <text:p>0.0001</text:p>
          </table:table-cell>
          <table:table-cell table:style-name="ce3" table:formula="of:=MODE([.U$29:.U$33])" office:value-type="float" office:value="32" calcext:value-type="float">
            <text:p>32</text:p>
          </table:table-cell>
          <table:table-cell table:style-name="ce3" table:formula="of:=MODE([.V$29:.V$33])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3" office:value-type="float" office:value="5" calcext:value-type="float">
            <text:p>5</text:p>
          </table:table-cell>
          <table:table-cell table:style-name="ce3" table:formula="of:=MODE([.T$34:.T$38])" office:value-type="float" office:value="0.0001" calcext:value-type="float">
            <text:p>0.0001</text:p>
          </table:table-cell>
          <table:table-cell table:style-name="ce3" table:formula="of:=MODE([.U$34:.U$38])" office:value-type="float" office:value="32" calcext:value-type="float">
            <text:p>32</text:p>
          </table:table-cell>
          <table:table-cell table:style-name="ce3" table:formula="of:=MODE([.V$34:.V$38])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3" office:value-type="float" office:value="6" calcext:value-type="float">
            <text:p>6</text:p>
          </table:table-cell>
          <table:table-cell table:style-name="ce3" table:formula="of:=MODE([.T$39:.T$43])" office:value-type="float" office:value="0.01" calcext:value-type="float">
            <text:p>0.01</text:p>
          </table:table-cell>
          <table:table-cell table:style-name="ce3" table:formula="of:=MODE([.U$39:.U$43])" office:value-type="float" office:value="32" calcext:value-type="float">
            <text:p>32</text:p>
          </table:table-cell>
          <table:table-cell table:style-name="ce3" table:formula="of:=MODE([.V$39:.V$43]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3" office:value-type="float" office:value="7" calcext:value-type="float">
            <text:p>7</text:p>
          </table:table-cell>
          <table:table-cell table:style-name="ce3" table:formula="of:=MODE([.T$44:.T$48])" office:value-type="float" office:value="0.0001" calcext:value-type="float">
            <text:p>0.0001</text:p>
          </table:table-cell>
          <table:table-cell table:style-name="ce3" table:formula="of:=MODE([.U$44:.U$48])" office:value-type="float" office:value="32" calcext:value-type="float">
            <text:p>32</text:p>
          </table:table-cell>
          <table:table-cell table:style-name="ce3" table:formula="of:=MODE([.V$44:.V$48])"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3" office:value-type="float" office:value="8" calcext:value-type="float">
            <text:p>8</text:p>
          </table:table-cell>
          <table:table-cell table:style-name="ce3" table:formula="of:=MODE([.T$49:.T$53])" office:value-type="float" office:value="0.0001" calcext:value-type="float">
            <text:p>0.0001</text:p>
          </table:table-cell>
          <table:table-cell table:style-name="ce3" table:formula="of:=MODE([.U$49:.U$53])" office:value-type="float" office:value="64" calcext:value-type="float">
            <text:p>64</text:p>
          </table:table-cell>
          <table:table-cell table:style-name="ce3" table:formula="of:=MODE([.V$49:.V$53])"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3" office:value-type="float" office:value="9" calcext:value-type="float">
            <text:p>9</text:p>
          </table:table-cell>
          <table:table-cell table:style-name="ce3" table:formula="of:=MODE([.T$54:.T$58])" office:value-type="float" office:value="0.0001" calcext:value-type="float">
            <text:p>0.0001</text:p>
          </table:table-cell>
          <table:table-cell table:style-name="ce3" table:formula="of:=MODE([.U$54:.U$58])" office:value-type="float" office:value="32" calcext:value-type="float">
            <text:p>32</text:p>
          </table:table-cell>
          <table:table-cell table:style-name="ce3" table:formula="of:=MODE([.V$54:.V$58])"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3" office:value-type="float" office:value="10" calcext:value-type="float">
            <text:p>10</text:p>
          </table:table-cell>
          <table:table-cell table:style-name="ce3" table:formula="of:=MODE([.T$59:.T$63])" office:value-type="float" office:value="0.0001" calcext:value-type="float">
            <text:p>0.0001</text:p>
          </table:table-cell>
          <table:table-cell table:style-name="ce3" table:formula="of:=MODE([.U$59:.U$63])" office:value-type="float" office:value="64" calcext:value-type="float">
            <text:p>64</text:p>
          </table:table-cell>
          <table:table-cell table:style-name="ce3" table:formula="of:=MODE([.V$59:.V$63])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Dims 10-120 (every 10)</text:p>
          </table:table-cell>
          <table:covered-table-cell/>
          <table:table-cell table:number-columns-repeated="6"/>
          <table:table-cell table:style-name="ce2" table:number-columns-repeated="4"/>
          <table:table-cell table:number-columns-repeated="2"/>
          <table:table-cell office:value-type="string" calcext:value-type="string">
            <text:p>Dims 1-1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.567508721224335" calcext:value-type="float">
            <text:p>0.567508721224335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fold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.562999990312183" calcext:value-type="float">
            <text:p>0.562999990312183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MODE([.G18:.G22])" office:value-type="float" office:value="50" calcext:value-type="float">
            <text:p>50</text:p>
          </table:table-cell>
          <table:table-cell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214867671305796" calcext:value-type="float">
            <text:p>0.21486767130579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.568903257176544" calcext:value-type="float">
            <text:p>0.56890325717654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42644227689843" calcext:value-type="float">
            <text:p>0.242644227689843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.558698454542257" calcext:value-type="float">
            <text:p>0.558698454542257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40" calcext:value-type="float">
            <text:p>40</text:p>
          </table:table-cell>
          <table:table-cell table:style-name="ce3" table:formula="of:=MODE([.E28:.E32])" office:value-type="float" office:value="0.01" calcext:value-type="float">
            <text:p>0.01</text:p>
          </table:table-cell>
          <table:table-cell table:style-name="ce3" office:value-type="float" office:value="256" calcext:value-type="float">
            <text:p>256</text:p>
          </table:table-cell>
          <table:table-cell table:style-name="ce3" table:formula="of:=MODE([.G28:.G32])" office:value-type="float" office:value="100" calcext:value-type="float">
            <text:p>100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254907319656909" calcext:value-type="float">
            <text:p>0.254907319656909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.565369608731761" calcext:value-type="float">
            <text:p>0.56536960873176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2"/>
          <table:table-cell table:style-name="ce3" office:value-type="float" office:value="50" calcext:value-type="float">
            <text:p>50</text:p>
          </table:table-cell>
          <table:table-cell table:style-name="ce3" table:formula="of:=MODE([.E33:.E37])" office:value-type="float" office:value="0.01" calcext:value-type="float">
            <text:p>0.01</text:p>
          </table:table-cell>
          <table:table-cell table:style-name="ce3" table:formula="of:=MODE([.F33:.F37])" office:value-type="float" office:value="64" calcext:value-type="float">
            <text:p>64</text:p>
          </table:table-cell>
          <table:table-cell table:style-name="ce3" table:formula="of:=MODE([.G33:.G37])" office:value-type="float" office:value="75" calcext:value-type="float">
            <text:p>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38301333233074" calcext:value-type="float">
            <text:p>0.138301333233074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618788887754099" calcext:value-type="float">
            <text:p>0.618788887754099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60" calcext:value-type="float">
            <text:p>60</text:p>
          </table:table-cell>
          <table:table-cell table:style-name="ce5" table:formula="of:=MODE([.E38:.E42])" office:value-type="float" office:value="0.001" calcext:value-type="float">
            <text:p>0.001</text:p>
          </table:table-cell>
          <table:table-cell table:style-name="ce5" table:formula="of:=MODE([.F38:.F42])" office:value-type="float" office:value="32" calcext:value-type="float">
            <text:p>32</text:p>
          </table:table-cell>
          <table:table-cell table:style-name="ce5" table:formula="of:=MODE([.G38:.G42])" office:value-type="float" office:value="150" calcext:value-type="float">
            <text:p>150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226791833359744" calcext:value-type="float">
            <text:p>0.22679183335974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621432726101444" calcext:value-type="float">
            <text:p>0.621432726101444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3" office:value-type="float" office:value="70" calcext:value-type="float">
            <text:p>70</text:p>
          </table:table-cell>
          <table:table-cell table:style-name="ce3" table:formula="of:=MODE([.E43:.E47])" office:value-type="float" office:value="0.001" calcext:value-type="float">
            <text:p>0.001</text:p>
          </table:table-cell>
          <table:table-cell table:style-name="ce3" table:formula="of:=MODE([.F43:.F47])" office:value-type="float" office:value="64" calcext:value-type="float">
            <text:p>64</text:p>
          </table:table-cell>
          <table:table-cell table:style-name="ce3" table:formula="of:=MODE([.G43:.G47])" office:value-type="float" office:value="150" calcext:value-type="float">
            <text:p>150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32159446455985" calcext:value-type="float">
            <text:p>0.32159446455985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623654129355188" calcext:value-type="float">
            <text:p>0.623654129355188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3" office:value-type="float" office:value="80" calcext:value-type="float">
            <text:p>80</text:p>
          </table:table-cell>
          <table:table-cell table:style-name="ce5" table:formula="of:=MODE([.E48:.E52])" office:value-type="float" office:value="0.001" calcext:value-type="float">
            <text:p>0.001</text:p>
          </table:table-cell>
          <table:table-cell table:style-name="ce3" table:formula="of:=MODE([.F48:.F52])" office:value-type="float" office:value="32" calcext:value-type="float">
            <text:p>32</text:p>
          </table:table-cell>
          <table:table-cell table:style-name="ce3" table:formula="of:=MODE([.G48:.G52])" office:value-type="float" office:value="150" calcext:value-type="float">
            <text:p>15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432494226689396" calcext:value-type="float">
            <text:p>0.432494226689396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622692506414694" calcext:value-type="float">
            <text:p>0.622692506414694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3" office:value-type="float" office:value="90" calcext:value-type="float">
            <text:p>90</text:p>
          </table:table-cell>
          <table:table-cell table:style-name="ce3" table:formula="of:=MODE([.E53:.E57])" office:value-type="float" office:value="0.01" calcext:value-type="float">
            <text:p>0.01</text:p>
          </table:table-cell>
          <table:table-cell table:style-name="ce3" table:formula="of:=MODE([.F53:.F57])" office:value-type="float" office:value="64" calcext:value-type="float">
            <text:p>64</text:p>
          </table:table-cell>
          <table:table-cell table:style-name="ce3" table:formula="of:=MODE([.G53:.G57])" office:value-type="float" office:value="100" calcext:value-type="float">
            <text:p>100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282768094180815" calcext:value-type="float">
            <text:p>0.282768094180815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624555686509203" calcext:value-type="float">
            <text:p>0.624555686509203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 table:style-name="ce5" table:formula="of:=MODE([.E58:.E62])" office:value-type="float" office:value="0.01" calcext:value-type="float">
            <text:p>0.01</text:p>
          </table:table-cell>
          <table:table-cell table:style-name="ce3" table:formula="of:=MODE([.F58:.F62])" office:value-type="float" office:value="64" calcext:value-type="float">
            <text:p>64</text:p>
          </table:table-cell>
          <table:table-cell table:style-name="ce3" table:formula="of:=MODE([.G58:.G62])" office:value-type="float" office:value="150" calcext:value-type="float">
            <text:p>1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61922149807432" calcext:value-type="float">
            <text:p>0.261922149807432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.644649387540801" calcext:value-type="float">
            <text:p>0.64464938754080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/>
          <table:table-cell table:style-name="ce3" office:value-type="float" office:value="110" calcext:value-type="float">
            <text:p>110</text:p>
          </table:table-cell>
          <table:table-cell table:style-name="ce3" table:formula="of:=MODE([.E63:.E67])" office:value-type="float" office:value="0.01" calcext:value-type="float">
            <text:p>0.01</text:p>
          </table:table-cell>
          <table:table-cell table:style-name="ce3" table:formula="of:=MODE([.F63:.F67])" office:value-type="float" office:value="32" calcext:value-type="float">
            <text:p>32</text:p>
          </table:table-cell>
          <table:table-cell table:style-name="ce3" table:formula="of:=MODE([.G63:.G67])" office:value-type="float" office:value="75" calcext:value-type="float">
            <text:p>75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282014898189436" calcext:value-type="float">
            <text:p>0.282014898189436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.644294736388158" calcext:value-type="float">
            <text:p>0.644294736388158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/>
          <table:table-cell table:style-name="ce3" office:value-type="float" office:value="120" calcext:value-type="float">
            <text:p>120</text:p>
          </table:table-cell>
          <table:table-cell table:style-name="ce5" table:formula="of:=MODE([.E68:.E72])" office:value-type="float" office:value="0.001" calcext:value-type="float">
            <text:p>0.001</text:p>
          </table:table-cell>
          <table:table-cell table:style-name="ce3" table:formula="of:=MODE([.F68:.F72])" office:value-type="float" office:value="64" calcext:value-type="float">
            <text:p>64</text:p>
          </table:table-cell>
          <table:table-cell table:style-name="ce3" table:formula="of:=MODE([.G68:.G72])" office:value-type="float" office:value="100" calcext:value-type="float">
            <text:p>100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446139669046867" calcext:value-type="float">
            <text:p>0.446139669046867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.644257892218238" calcext:value-type="float">
            <text:p>0.644257892218238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/>
          <table:table-cell table:style-name="ce4" table:number-columns-repeated="4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8996906762762" calcext:value-type="float">
            <text:p>0.48996906762762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.645867128781139" calcext:value-type="float">
            <text:p>0.645867128781139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8"/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495407642201524" calcext:value-type="float">
            <text:p>0.495407642201524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.649432333276607" calcext:value-type="float">
            <text:p>0.649432333276607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69643802418265" calcext:value-type="float">
            <text:p>0.269643802418265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671161978354085" calcext:value-type="float">
            <text:p>0.671161978354085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408558955431635" calcext:value-type="float">
            <text:p>0.408558955431635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665805380579445" calcext:value-type="float">
            <text:p>0.665805380579445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435604093933107" calcext:value-type="float">
            <text:p>0.435604093933107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667520559752705" calcext:value-type="float">
            <text:p>0.667520559752705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504516418052971" calcext:value-type="float">
            <text:p>0.504516418052971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667199766463408" calcext:value-type="float">
            <text:p>0.667199766463408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526307659720314" calcext:value-type="float">
            <text:p>0.526307659720314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669066813398993" calcext:value-type="float">
            <text:p>0.669066813398993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.295360015135468" calcext:value-type="float">
            <text:p>0.2953600151354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.680411892038911" calcext:value-type="float">
            <text:p>0.68041189203891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8"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450446030465546" calcext:value-type="float">
            <text:p>0.450446030465546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.685046844912896" calcext:value-type="float">
            <text:p>0.685046844912896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.455963497974868" calcext:value-type="float">
            <text:p>0.455963497974868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.684563503697581" calcext:value-type="float">
            <text:p>0.68456350369758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549280670058463" calcext:value-type="float">
            <text:p>0.549280670058463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.685287679689819" calcext:value-type="float">
            <text:p>0.685287679689819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.559186730903198" calcext:value-type="float">
            <text:p>0.559186730903198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.679918945796628" calcext:value-type="float">
            <text:p>0.679918945796628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17137865671264" calcext:value-type="float">
            <text:p>0.317137865671264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693730593665644" calcext:value-type="float">
            <text:p>0.693730593665644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.460606086341465" calcext:value-type="float">
            <text:p>0.460606086341465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69064670958387" calcext:value-type="float">
            <text:p>0.69064670958387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.487366716397123" calcext:value-type="float">
            <text:p>0.48736671639712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689218659598152" calcext:value-type="float">
            <text:p>0.689218659598152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66829026468606" calcext:value-type="float">
            <text:p>0.5668290264686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689633585702628" calcext:value-type="float">
            <text:p>0.689633585702628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.566076511708789" calcext:value-type="float">
            <text:p>0.566076511708789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692529134473681" calcext:value-type="float">
            <text:p>0.692529134473681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30700751164034" calcext:value-type="float">
            <text:p>0.330700751164034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0.698925506363473" calcext:value-type="float">
            <text:p>0.698925506363473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8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.490198861319456" calcext:value-type="float">
            <text:p>0.490198861319456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0.697932026484559" calcext:value-type="float">
            <text:p>0.697932026484559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.514605702507168" calcext:value-type="float">
            <text:p>0.514605702507168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0.696894182802461" calcext:value-type="float">
            <text:p>0.69689418280246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602236665229401" calcext:value-type="float">
            <text:p>0.602236665229401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0.701831397116506" calcext:value-type="float">
            <text:p>0.7018313971165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.594658673884021" calcext:value-type="float">
            <text:p>0.59465867388402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0.703489379864638" calcext:value-type="float">
            <text:p>0.703489379864638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53377968311527" calcext:value-type="float">
            <text:p>0.353377968311527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711326198514841" calcext:value-type="float">
            <text:p>0.711326198514841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.498734601895197" calcext:value-type="float">
            <text:p>0.498734601895197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711195022393874" calcext:value-type="float">
            <text:p>0.711195022393874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.502432068734234" calcext:value-type="float">
            <text:p>0.502432068734234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708231047354823" calcext:value-type="float">
            <text:p>0.708231047354823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634678806154909" calcext:value-type="float">
            <text:p>0.6346788061549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706670151664814" calcext:value-type="float">
            <text:p>0.706670151664814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.617490260433526" calcext:value-type="float">
            <text:p>0.617490260433526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709983075855668" calcext:value-type="float">
            <text:p>0.709983075855668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53104221214218" calcext:value-type="float">
            <text:p>0.353104221214218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.712185861273724" calcext:value-type="float">
            <text:p>0.71218586127372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8"/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.502077880186034" calcext:value-type="float">
            <text:p>0.502077880186034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.713823057611211" calcext:value-type="float">
            <text:p>0.71382305761121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.514529351704519" calcext:value-type="float">
            <text:p>0.514529351704519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.713475745341607" calcext:value-type="float">
            <text:p>0.713475745341607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623901847134068" calcext:value-type="float">
            <text:p>0.6239018471340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.716574922307322" calcext:value-type="float">
            <text:p>0.71657492230732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.60287416266995" calcext:value-type="float">
            <text:p>0.60287416266995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.713811614220047" calcext:value-type="float">
            <text:p>0.713811614220047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80173843475706" calcext:value-type="float">
            <text:p>0.3801738434757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721545751061071" calcext:value-type="float">
            <text:p>0.721545751061071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.512973150743258" calcext:value-type="float">
            <text:p>0.512973150743258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72285608847335" calcext:value-type="float">
            <text:p>0.72285608847335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.533967653499566" calcext:value-type="float">
            <text:p>0.53396765349956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722221527173611" calcext:value-type="float">
            <text:p>0.722221527173611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623450109822829" calcext:value-type="float">
            <text:p>0.623450109822829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723817409277373" calcext:value-type="float">
            <text:p>0.723817409277373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.61503972592828" calcext:value-type="float">
            <text:p>0.61503972592828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721504988485906" calcext:value-type="float">
            <text:p>0.721504988485906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76940621796768" calcext:value-type="float">
            <text:p>0.376940621796768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2" table:style-name="ce1" office:value-type="float" office:value="0.727288126764072" calcext:value-type="float">
            <text:p>0.72728812676407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8"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.521983847910693" calcext:value-type="float">
            <text:p>0.521983847910693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2" table:style-name="ce1" office:value-type="float" office:value="0.724138935800542" calcext:value-type="float">
            <text:p>0.724138935800542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2" table:style-name="ce1" office:value-type="float" office:value="0.727362930007304" calcext:value-type="float">
            <text:p>0.7273629300073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2" table:style-name="ce1" office:value-type="float" office:value="0.726445161018106" calcext:value-type="float">
            <text:p>0.7264451610181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2" table:style-name="ce1" office:value-type="float" office:value="0.729725065431011" calcext:value-type="float">
            <text:p>0.72972506543101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.728358352639636" calcext:value-type="float">
            <text:p>0.728358352639636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.728972805774739" calcext:value-type="float">
            <text:p>0.728972805774739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.72826551359851" calcext:value-type="float">
            <text:p>0.72826551359851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.729342009876941" calcext:value-type="float">
            <text:p>0.729342009876941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.731811353658219" calcext:value-type="float">
            <text:p>0.731811353658219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P13:Sheet1.V6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IPAGothic" svg:font-family="IPAGothic" style:font-family-generic="swiss" style:font-pitch="variable"/>
    <style:font-face style:name="FreeSans" svg:font-family="FreeSans" style:font-family-generic="system" style:font-pitch="variable"/>
    <style:font-face style:name="IPAGothic1" svg:font-family="IPAGothic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16:14:50.703011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11:08:57.370065992</meta:creation-date>
    <dc:date>2021-11-14T16:16:14.850215848</dc:date>
    <meta:editing-duration>PT59M34S</meta:editing-duration>
    <meta:editing-cycles>14</meta:editing-cycles>
    <meta:generator>LibreOffice/7.1.6.2.0$Linux_X86_64 LibreOffice_project/10$Build-2</meta:generator>
    <meta:document-statistic meta:table-count="1" meta:cell-count="878" meta:object-count="0"/>
  </office:meta>
</office:document-meta>
</file>